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2.66cm"/>
    </style:style>
    <style:style style:name="gr10" style:family="graphic" style:parent-style-name="standard">
      <style:graphic-properties draw:stroke="dash" draw:stroke-dash="Ultrafine_20_Dashe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02cm" svg:stroke-color="#9999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gr14" style:family="graphic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15" style:family="graphic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6" style:family="graphic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1.555cm"/>
    </style:style>
    <style:style style:name="gr18" style:family="graphic">
      <style:graphic-properties draw:stroke="dash" draw:stroke-dash="Ultrafine_20_Dashe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9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66cc99" draw:fill="none" draw:fill-color="#ffffff" draw:auto-grow-height="true" draw:auto-grow-width="false" fo:max-height="0cm" fo:min-height="4.15cm"/>
    </style:style>
    <style:style style:name="gr22" style:family="graphic" style:parent-style-name="standard">
      <style:graphic-properties draw:stroke="none" svg:stroke-color="#66cc99" draw:fill="none" draw:fill-color="#ffffff" draw:auto-grow-height="true" draw:auto-grow-width="false" fo:max-height="0cm" fo:min-height="3.15cm"/>
    </style:style>
    <style:style style:name="gr23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style:text-autospace="none"/>
      <style:text-properties fo:font-size="12pt"/>
    </style:style>
    <style:style style:name="P8" style:family="paragraph">
      <style:text-properties fo:font-size="14pt"/>
    </style:style>
    <style:style style:name="T1" style:family="text">
      <style:text-properties fo:color="#0000f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2" style:family="text">
      <style:text-properties fo:color="#000000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3" style:family="text">
      <style:text-properties fo:color="#2b91a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/>
    </style:style>
    <style:style style:name="T8" style:family="text">
      <style:text-properties fo:color="#0000ff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Struct</text:span></text:p>
            <text:p text:style-name="P1"><text:span text:style-name="T2"><text:s text:c="17"/></text:span><text:span text:style-name="T2">(</text:span><text:span text:style-name="T1">ref </text:span><text:span text:style-name="T3">PointStruct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oint = </text:span><text:span text:style-name="T1">new</text:span><text:span text:style-name="T2"> </text:span><text:span text:style-name="T3">PointStruct</text:span><text:span text:style-name="T2">();</text:span></text:p>
            <text:p text:style-name="P1"><text:span text:style-name="T2"><text:s text:c="8"/></text:span><text:span text:style-name="T2">ProcessStruct(</text:span><text:span text:style-name="T1">ref </text:span><text:span text:style-name="T2">point);</text:span></text:p>
            <text:p text:style-name="P1"><text:span text:style-name="T2"><text:s text:c="8"/></text:span><text:span text:style-name="T3">Console</text:span><text:span text:style-name="T2">.WriteLine(point</text:span><text:span text:style-name="T2">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13" draw:id="id1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6" draw:id="id1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8" draw:id="id1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2" draw:id="id2" draw:layer="layout" svg:width="4.2cm" svg:height="2.352cm" svg:x="11.8cm" svg:y="3.3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12" draw:id="id12" draw:layer="layout" svg:width="4.2cm" svg:height="2.91cm" svg:x="11.8cm" svg:y="3.3cm">
          <draw:text-box>
            <text:p><text:span text:style-name="T4">PointStruct</text:span></text:p>
            <text:p><text:span text:style-name="T5">X: 0</text:span></text:p>
            <text:p><text:span text:style-name="T5">Y: 0</text:span></text:p>
          </draw:text-box>
        </draw:frame>
        <draw:g xml:id="id14" draw:id="id14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Struct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19" draw:id="id1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" draw:id="id1" draw:layer="layout" svg:width="4.2cm" svg:height="2.352cm" svg:x="17cm" svg:y="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1cm" svg:height="0.8cm" svg:x="12.6cm" svg:y="4.095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draw:connector draw:style-name="gr12" draw:text-style-name="P3" xml:id="id15" draw:id="id15" draw:layer="layout" draw:line-skew="0.598cm" svg:x1="19.1cm" svg:y1="5.652cm" svg:x2="13.9cm" svg:y2="5.652cm" draw:start-shape="id1" draw:start-glue-point="2" draw:end-shape="id2" draw:end-glue-point="2" svg:d="m19100 5652v1148h-5200v-1148" svg:viewBox="0 0 5201 1149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7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7"><text:span text:style-name="T2">{</text:span></text:p>
            <text:p text:style-name="P7"><text:span text:style-name="T2"><text:s text:c="4"/></text:span></text:p>
            <text:p text:style-name="P7"><text:span text:style-name="T2"><text:s text:c="4"/></text:span><text:span text:style-name="T1">static</text:span><text:span text:style-name="T2"> </text:span><text:span text:style-name="T1">void</text:span><text:span text:style-name="T2"> ProcessInt</text:span></text:p>
            <text:p text:style-name="P7"><text:span text:style-name="T2"><text:s text:c="17"/></text:span><text:span text:style-name="T2">(</text:span><text:span text:style-name="T1">ref </text:span><text:span text:style-name="T3">int</text:span><text:span text:style-name="T2"> n)</text:span></text:p>
            <text:p text:style-name="P7"><text:span text:style-name="T2"><text:s text:c="4"/></text:span><text:span text:style-name="T2">{</text:span></text:p>
            <text:p text:style-name="P7"><text:span text:style-name="T2"><text:s text:c="8"/></text:span><text:span text:style-name="T2">n = 10;</text:span></text:p>
            <text:p text:style-name="P7"><text:span text:style-name="T2"><text:s text:c="4"/></text:span><text:span text:style-name="T2">}</text:span></text:p>
            <text:p text:style-name="P7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7"><text:span text:style-name="T2"><text:s text:c="4"/></text:span><text:span text:style-name="T2">{</text:span></text:p>
            <text:p text:style-name="P7"><text:span text:style-name="T2"><text:s text:c="8"/></text:span><text:span text:style-name="T1">var</text:span><text:span text:style-name="T2"> n = 0</text:span><text:span text:style-name="T2">;</text:span></text:p>
            <text:p text:style-name="P7"><text:span text:style-name="T2"><text:s text:c="8"/></text:span><text:span text:style-name="T2">ProcessStruct(</text:span><text:span text:style-name="T1">ref </text:span><text:span text:style-name="T2">n</text:span><text:span text:style-name="T2">);</text:span></text:p>
            <text:p text:style-name="P7"><text:span text:style-name="T2"><text:s text:c="8"/></text:span><text:span text:style-name="T3">Console</text:span><text:span text:style-name="T2">.WriteLine(n</text:span><text:span text:style-name="T2">.X);</text:span></text:p>
            <text:p text:style-name="P7"><text:span text:style-name="T2"><text:s text:c="4"/></text:span><text:span text:style-name="T2">}</text:span></text:p>
            <text:p text:style-name="P7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n: </text:span><text:span text:style-name="T6"><text:s/></text:span></text:p>
            </draw:text-box>
          </draw:frame>
        </draw:g>
        <draw:custom-shape draw:style-name="gr14" draw:text-style-name="P3" xml:id="id23" draw:id="id2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20" draw:id="id2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xml:id="id26" draw:id="id2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xml:id="id28" draw:id="id2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3" xml:id="id4" draw:id="id4" draw:layer="Layout" svg:width="2cm" svg:height="1.31cm" svg:x="12.6cm" svg:y="2.29cm">
          <text:p/>
          <draw:enhanced-geometry svg:viewBox="0 0 21600 21600" draw:type="rectangle" draw:enhanced-path="M 0 0 L 21600 0 21600 21600 0 21600 0 0 Z N"/>
        </draw:custom-shape>
        <draw:frame draw:style-name="gr17" draw:text-style-name="P4" xml:id="id22" draw:id="id22" draw:layer="layout" svg:width="2cm" svg:height="1.805cm" svg:x="13.2cm" svg:y="2.4cm">
          <draw:text-box>
            <text:p text:style-name="P8"><text:span text:style-name="T5">0</text:span></text:p>
          </draw:text-box>
        </draw:frame>
        <draw:g xml:id="id24" draw:id="id24">
          <draw:custom-shape draw:style-name="gr4" draw:text-style-name="P3" draw:layer="layout" svg:width="4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cm" svg:height="3.095cm" svg:x="16.6cm" svg:y="1cm">
            <draw:text-box>
              <text:p><text:span text:style-name="T4">ProcessInt</text:span></text:p>
              <text:p><text:span text:style-name="T5"/></text:p>
              <text:p><text:span text:style-name="T5">n: </text:span><text:span text:style-name="T6"><text:s/></text:span></text:p>
            </draw:text-box>
          </draw:frame>
        </draw:g>
        <draw:custom-shape draw:style-name="gr14" draw:text-style-name="P3" xml:id="id29" draw:id="id2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3" draw:id="id3" draw:layer="Layout" svg:width="1.6cm" svg:height="1.4cm" svg:x="17.6cm" svg:y="2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27" draw:id="id27" draw:layer="Layout" svg:width="1cm" svg:height="0.8cm" svg:x="13cm" svg:y="2.6cm">
          <text:p text:style-name="P5"><text:span text:style-name="T7">10</text:span></text:p>
          <draw:enhanced-geometry svg:viewBox="0 0 21600 21600" draw:type="rectangle" draw:enhanced-path="M 0 0 L 21600 0 21600 21600 0 21600 0 0 Z N"/>
        </draw:custom-shape>
        <draw:connector draw:style-name="gr12" draw:text-style-name="P3" xml:id="id25" draw:id="id25" draw:layer="layout" draw:line-skew="0.598cm" svg:x1="18.4cm" svg:y1="3.6cm" svg:x2="13.6cm" svg:y2="3.6cm" draw:start-shape="id3" draw:start-glue-point="2" draw:end-shape="id4" draw:end-glue-point="2" svg:d="m18400 3600v1148h-4800v-1148" svg:viewBox="0 0 4801 1149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7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7"><text:span text:style-name="T2">{</text:span></text:p>
            <text:p text:style-name="P7"><text:span text:style-name="T2"><text:s text:c="4"/></text:span></text:p>
            <text:p text:style-name="P7"><text:span text:style-name="T2"><text:s text:c="4"/></text:span><text:span text:style-name="T1">static</text:span><text:span text:style-name="T2"> </text:span><text:span text:style-name="T1">void</text:span><text:span text:style-name="T2"> ProcessInt</text:span></text:p>
            <text:p text:style-name="P7"><text:span text:style-name="T2"><text:s text:c="17"/></text:span><text:span text:style-name="T2">(</text:span><text:span text:style-name="T1">ref </text:span><text:span text:style-name="T3">int</text:span><text:span text:style-name="T2">[]</text:span><text:span text:style-name="T2"> array)</text:span></text:p>
            <text:p text:style-name="P7"><text:span text:style-name="T2"><text:s text:c="4"/></text:span><text:span text:style-name="T2">{</text:span></text:p>
            <text:p text:style-name="P7"><text:span text:style-name="T2"><text:s text:c="8"/></text:span><text:span text:style-name="T2">array = </text:span><text:span text:style-name="T8">new</text:span><text:span text:style-name="T9"> </text:span><text:span text:style-name="T8">int</text:span><text:span text:style-name="T9">[2];</text:span></text:p>
            <text:p text:style-name="P7"><text:span text:style-name="T2"><text:s text:c="4"/></text:span><text:span text:style-name="T2">}</text:span></text:p>
            <text:p text:style-name="P7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7"><text:span text:style-name="T2"><text:s text:c="4"/></text:span><text:span text:style-name="T2">{</text:span></text:p>
            <text:p><text:span text:style-name="T2"><text:s text:c="8"/></text:span><text:span text:style-name="T1">var</text:span><text:span text:style-name="T2"> array = </text:span><text:span text:style-name="T8">new</text:span><text:span text:style-name="T9"> </text:span><text:span text:style-name="T8">int</text:span><text:span text:style-name="T9">[3];</text:span></text:p>
            <text:p text:style-name="P7"><text:span text:style-name="T2"><text:s text:c="8"/></text:span><text:span text:style-name="T2">ProcessStruct(</text:span><text:span text:style-name="T1">ref </text:span><text:span text:style-name="T2">array);</text:span></text:p>
            <text:p text:style-name="P7"><text:span text:style-name="T2"><text:s text:c="8"/></text:span><text:span text:style-name="T3">Console</text:span><text:span text:style-name="T2">.WriteLine(array.Length);</text:span></text:p>
            <text:p text:style-name="P7"><text:span text:style-name="T2"><text:s text:c="4"/></text:span><text:span text:style-name="T2">}</text:span></text:p>
            <text:p text:style-name="P7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806cm" svg:x="11.6cm" svg:y="1cm">
            <draw:text-box>
              <text:p><text:span text:style-name="T4">Main</text:span></text:p>
              <text:p><text:span text:style-name="T4"/></text:p>
              <text:p><text:span text:style-name="T4"/></text:p>
              <text:p><text:span text:style-name="T5"/></text:p>
              <text:p><text:span text:style-name="T5">array: </text:span><text:span text:style-name="T6"><text:s/></text:span></text:p>
            </draw:text-box>
          </draw:frame>
        </draw:g>
        <draw:custom-shape draw:style-name="gr14" draw:text-style-name="P3" xml:id="id33" draw:id="id3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30" draw:id="id3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xml:id="id36" draw:id="id3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xml:id="id38" draw:id="id3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3" xml:id="id6" draw:id="id6" draw:layer="Layout" svg:width="1.4cm" svg:height="1.4cm" svg:x="13.7cm" svg:y="3.7cm">
          <text:p/>
          <draw:enhanced-geometry svg:viewBox="0 0 21600 21600" draw:type="rectangle" draw:enhanced-path="M 0 0 L 21600 0 21600 21600 0 21600 0 0 Z N"/>
        </draw:custom-shape>
        <draw:g xml:id="id34" draw:id="id34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806cm" svg:x="16.6cm" svg:y="1cm">
            <draw:text-box>
              <text:p><text:span text:style-name="T4">ProcessArray</text:span></text:p>
              <text:p><text:span text:style-name="T5"/></text:p>
              <text:p><text:span text:style-name="T5"/></text:p>
              <text:p><text:span text:style-name="T5"/></text:p>
              <text:p><text:span text:style-name="T5">array: </text:span><text:span text:style-name="T6"><text:s/></text:span></text:p>
            </draw:text-box>
          </draw:frame>
        </draw:g>
        <draw:custom-shape draw:style-name="gr14" draw:text-style-name="P3" xml:id="id39" draw:id="id3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5" draw:id="id5" draw:layer="Layout" svg:width="1.4cm" svg:height="1.4cm" svg:x="18.7cm" svg:y="3.7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xml:id="id35" draw:id="id35" draw:layer="layout" draw:line-skew="-0.75cm" svg:x1="19.4cm" svg:y1="3.7cm" svg:x2="14.4cm" svg:y2="3.7cm" draw:start-shape="id5" draw:start-glue-point="0" draw:end-shape="id6" draw:end-glue-point="0" svg:d="m19400 3700v-1300h-5000v1300" svg:viewBox="0 0 5001 1301">
          <text:p/>
        </draw:connector>
        <draw:custom-shape draw:style-name="gr20" draw:text-style-name="P3" xml:id="id7" draw:id="id7" draw:layer="layout" svg:width="0.4cm" svg:height="0.533cm" svg:x="14.208cm" svg:y="4.1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8" draw:id="id8">
          <draw:custom-shape draw:style-name="gr8" draw:text-style-name="P3" draw:layer="layout" svg:width="3.2cm" svg:height="3.931cm" svg:x="16.6cm" svg:y="7.6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4" draw:layer="layout" svg:width="3.2cm" svg:height="4.4cm" svg:x="16.6cm" svg:y="7.6cm">
            <draw:text-box>
              <text:p><text:span text:style-name="T4">int[]</text:span></text:p>
              <text:p><text:span text:style-name="T4"/></text:p>
              <text:p><text:span text:style-name="T5">0: 0</text:span></text:p>
              <text:p><text:span text:style-name="T5">1: 0</text:span></text:p>
              <text:p><text:span text:style-name="T5">2: 0</text:span></text:p>
            </draw:text-box>
          </draw:frame>
        </draw:g>
        <draw:g xml:id="id9" draw:id="id9">
          <draw:custom-shape draw:style-name="gr8" draw:text-style-name="P3" draw:layer="layout" svg:width="3.2cm" svg:height="3.038cm" svg:x="16.6cm" svg:y="11.8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3.2cm" svg:height="3.806cm" svg:x="16.6cm" svg:y="11.8cm">
            <draw:text-box>
              <text:p><text:span text:style-name="T4">int[]</text:span></text:p>
              <text:p><text:span text:style-name="T4"/></text:p>
              <text:p><text:span text:style-name="T5">0: 0</text:span></text:p>
              <text:p><text:span text:style-name="T5">1: 0</text:span></text:p>
              <text:p><text:span text:style-name="T5"/></text:p>
            </draw:text-box>
          </draw:frame>
        </draw:g>
        <draw:connector draw:style-name="gr23" draw:text-style-name="P3" xml:id="id32" draw:id="id32" draw:layer="layout" draw:line-skew="0.02cm" svg:x1="14.608cm" svg:y1="4.386cm" svg:x2="16.6cm" svg:y2="9.8cm" draw:start-shape="id7" draw:start-glue-point="1" draw:end-shape="id8" svg:d="m14608 4386h992v5414h1000" svg:viewBox="0 0 1993 5415">
          <text:p/>
        </draw:connector>
        <draw:connector draw:style-name="gr23" draw:text-style-name="P3" xml:id="id37" draw:id="id37" draw:layer="layout" draw:line-skew="0.271cm" svg:x1="14.608cm" svg:y1="4.386cm" svg:x2="16.6cm" svg:y2="13.703cm" draw:end-shape="id9" draw:end-glue-point="3" svg:d="m14608 4386h992v9317h1000" svg:viewBox="0 0 1993 931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7T14:12:19.89</dc:date>
    <meta:editing-duration>PT12H31M58S</meta:editing-duration>
    <meta:editing-cycles>81</meta:editing-cycles>
    <meta:generator>LibreOffice/4.0.4.2$Windows_x86 LibreOffice_project/9e9821abd0ffdbc09cd8c52eaa574fa09eb08f2</meta:generator>
    <meta:document-statistic meta:object-count="104"/>
  </office:meta>
</office:document-meta>
</file>